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fo:font-size="18pt" officeooo:rsid="0009bd54" officeooo:paragraph-rsid="0009bd54" style:font-size-asian="18pt" style:font-size-complex="18pt"/>
    </style:style>
    <style:style style:name="P2" style:family="paragraph" style:parent-style-name="Preformatted_20_Text" style:list-style-name="L1">
      <style:text-properties fo:font-size="18pt" officeooo:rsid="0009bd54" officeooo:paragraph-rsid="000bdfb5" style:font-size-asian="18pt" style:font-size-complex="18pt"/>
    </style:style>
    <style:style style:name="P3" style:family="paragraph" style:parent-style-name="Preformatted_20_Text">
      <style:text-properties fo:font-size="18pt" officeooo:rsid="0009bd54" officeooo:paragraph-rsid="0009bd54" style:font-size-asian="18pt" style:font-size-complex="18pt"/>
    </style:style>
    <style:style style:name="P4" style:family="paragraph" style:parent-style-name="Preformatted_20_Text" style:list-style-name="L1">
      <style:text-properties style:font-name="DejaVu Sans" fo:font-size="18pt" officeooo:rsid="0009bd54" officeooo:paragraph-rsid="0009bd54" style:font-size-asian="18pt" style:font-size-complex="18pt"/>
    </style:style>
    <style:style style:name="P5" style:family="paragraph" style:parent-style-name="Preformatted_20_Text" style:list-style-name="L1">
      <style:text-properties style:font-name="DejaVu Sans" fo:font-size="18pt" officeooo:rsid="0009bd54" officeooo:paragraph-rsid="000ab6d3" style:font-size-asian="18pt" style:font-size-complex="18pt"/>
    </style:style>
    <style:style style:name="P6" style:family="paragraph" style:parent-style-name="Preformatted_20_Text" style:list-style-name="L1">
      <style:text-properties style:font-name="DejaVu Sans" fo:font-size="18pt" officeooo:rsid="0009bd54" officeooo:paragraph-rsid="000bdfb5" style:font-size-asian="18pt" style:font-size-complex="18pt"/>
    </style:style>
    <style:style style:name="P7" style:family="paragraph" style:parent-style-name="Preformatted_20_Text" style:list-style-name="L1">
      <style:text-properties style:font-name="DejaVu Sans" fo:font-size="18pt" officeooo:rsid="0009bd54" officeooo:paragraph-rsid="000ab6d3" style:font-name-asian="Droid Sans Fallback1" style:font-size-asian="18pt" style:font-name-complex="Liberation Mono" style:font-size-complex="18pt"/>
    </style:style>
    <style:style style:name="P8" style:family="paragraph" style:parent-style-name="Preformatted_20_Text" style:list-style-name="L1">
      <style:text-properties style:font-name="DejaVu Sans" fo:font-size="18pt" officeooo:rsid="0009bd54" officeooo:paragraph-rsid="000bdfb5" style:font-name-asian="Droid Sans Fallback1" style:font-size-asian="18pt" style:font-name-complex="Liberation Mono" style:font-size-complex="18pt"/>
    </style:style>
    <style:style style:name="P9" style:family="paragraph" style:parent-style-name="Heading_20_1">
      <style:text-properties officeooo:paragraph-rsid="000bdfb5"/>
    </style:style>
    <style:style style:name="P10" style:family="paragraph" style:parent-style-name="Heading_20_1" style:list-style-name="L1">
      <style:text-properties officeooo:paragraph-rsid="000bdfb5"/>
    </style:style>
    <style:style style:name="P11" style:family="paragraph" style:parent-style-name="Heading_20_1" style:list-style-name="L1">
      <style:paragraph-properties fo:break-before="page"/>
      <style:text-properties officeooo:paragraph-rsid="000bdfb5"/>
    </style:style>
    <style:style style:name="T1" style:family="text">
      <style:text-properties style:font-name="DejaVu Sans" fo:font-size="18pt" officeooo:rsid="0009bd54" style:font-name-asian="Droid Sans Fallback1" style:font-size-asian="18pt" style:font-name-complex="Liberation Mono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Fiche de vol</text:h>
      <text:list xml:id="list3583252283961156683" text:style-name="L1">
        <text:list-item>
          <text:p text:style-name="P6">Date : </text:p>
        </text:list-item>
        <text:list-item>
          <text:p text:style-name="P6">Fusée : </text:p>
        </text:list-item>
        <text:list-item>
          <text:p text:style-name="P6">Moteur : </text:p>
        </text:list-item>
        <text:list-item>
          <text:p text:style-name="P6">Plateforme de lancement : </text:p>
        </text:list-item>
        <text:list-item>
          <text:p text:style-name="P6">Parachute : </text:p>
        </text:list-item>
        <text:list-item>
          <text:p text:style-name="P6">Succès du lancement : </text:p>
        </text:list-item>
        <text:list-item>
          <text:p text:style-name="P6">Succès du vol : </text:p>
        </text:list-item>
        <text:list-item>
          <text:p text:style-name="P6">Déploiment du parachute : </text:p>
        </text:list-item>
        <text:list-item>
          <text:p text:style-name="P6">Succès de l'atterissage :</text:p>
        </text:list-item>
        <text:list-item>
          <text:p text:style-name="P6">Fusée retrouvée : </text:p>
        </text:list-item>
        <text:list-item>
          <text:p text:style-name="P6">Hauteur du vol : </text:p>
        </text:list-item>
        <text:list-item>
          <text:p text:style-name="P6">Incident : </text:p>
        </text:list-item>
        <text:list-item>
          <text:p text:style-name="P6">Notes : </text:p>
          <text:p text:style-name="P2"/>
          <text:p text:style-name="P2"/>
        </text:list-item>
      </text:list>
      <text:h text:style-name="P9" text:outline-level="1"><text:s text:c="2"/>Fiche de vol</text:h>
      <text:list xml:id="list144027285024509" text:continue-numbering="true" text:style-name="L1">
        <text:list-item>
          <text:p text:style-name="P8">Date : </text:p>
        </text:list-item>
        <text:list-item>
          <text:p text:style-name="P8">Fusée : </text:p>
        </text:list-item>
        <text:list-item>
          <text:p text:style-name="P8">Moteur : </text:p>
        </text:list-item>
        <text:list-item>
          <text:p text:style-name="P8">Plateforme de lancement : </text:p>
        </text:list-item>
        <text:list-item>
          <text:p text:style-name="P8">Parachute : </text:p>
        </text:list-item>
        <text:list-item>
          <text:p text:style-name="P8">Succès du lancement : </text:p>
        </text:list-item>
        <text:list-item>
          <text:p text:style-name="P8">Succès du vol : </text:p>
        </text:list-item>
        <text:list-item>
          <text:p text:style-name="P8">Déploiment du parachute : </text:p>
        </text:list-item>
        <text:list-item>
          <text:p text:style-name="P8">Succès de l'atterissage :</text:p>
        </text:list-item>
        <text:list-item>
          <text:p text:style-name="P8">Fusée retrouvée : </text:p>
        </text:list-item>
        <text:list-item>
          <text:p text:style-name="P8">Hauteur du vol : </text:p>
        </text:list-item>
        <text:list-item>
          <text:p text:style-name="P8">Incident : </text:p>
        </text:list-item>
        <text:list-item>
          <text:p text:style-name="P8">Notes : </text:p>
        </text:list-item>
        <text:list-item>
          <text:h text:style-name="P11" text:outline-level="1">Fiche de vol</text:h>
        </text:list-item>
        <text:list-item>
          <text:p text:style-name="P6">Date : </text:p>
        </text:list-item>
        <text:list-item>
          <text:p text:style-name="P6">Fusée : </text:p>
        </text:list-item>
        <text:list-item>
          <text:p text:style-name="P6">Moteur : </text:p>
        </text:list-item>
        <text:list-item>
          <text:p text:style-name="P6">Plateforme de lancement : </text:p>
        </text:list-item>
        <text:list-item>
          <text:p text:style-name="P6">Parachute : </text:p>
        </text:list-item>
        <text:list-item>
          <text:p text:style-name="P6">Succès du lancement : </text:p>
        </text:list-item>
        <text:list-item>
          <text:p text:style-name="P6">Succès du vol : </text:p>
        </text:list-item>
        <text:list-item>
          <text:p text:style-name="P6">Déploiment du parachute : </text:p>
        </text:list-item>
        <text:list-item>
          <text:p text:style-name="P6">Succès de l'atterissage :</text:p>
        </text:list-item>
        <text:list-item>
          <text:p text:style-name="P6">Fusée retrouvée : </text:p>
        </text:list-item>
        <text:list-item>
          <text:p text:style-name="P6">Hauteur du vol : </text:p>
        </text:list-item>
        <text:list-item>
          <text:p text:style-name="P6">Incident : </text:p>
        </text:list-item>
        <text:list-item>
          <text:p text:style-name="P6">Notes : </text:p>
          <text:p text:style-name="P2"/>
          <text:p text:style-name="P2"/>
        </text:list-item>
        <text:list-item>
          <text:h text:style-name="P10" text:outline-level="1"><text:s text:c="2"/>Fiche de vol</text:h>
        </text:list-item>
        <text:list-item>
          <text:p text:style-name="P8">Date : </text:p>
        </text:list-item>
        <text:list-item>
          <text:p text:style-name="P8">Fusée : </text:p>
        </text:list-item>
        <text:list-item>
          <text:p text:style-name="P8">Moteur : </text:p>
        </text:list-item>
        <text:list-item>
          <text:p text:style-name="P8">Plateforme de lancement : </text:p>
        </text:list-item>
        <text:list-item>
          <text:p text:style-name="P8">Parachute : </text:p>
        </text:list-item>
        <text:list-item>
          <text:p text:style-name="P8">Succès du lancement : </text:p>
        </text:list-item>
        <text:list-item>
          <text:p text:style-name="P8">Succès du vol : </text:p>
        </text:list-item>
        <text:list-item>
          <text:p text:style-name="P8">Déploiment du parachute : </text:p>
        </text:list-item>
        <text:list-item>
          <text:p text:style-name="P8">Succès de l'atterissage :</text:p>
        </text:list-item>
        <text:list-item>
          <text:p text:style-name="P8">Fusée retrouvée : </text:p>
        </text:list-item>
        <text:list-item>
          <text:p text:style-name="P8">Hauteur du vol : </text:p>
        </text:list-item>
        <text:list-item>
          <text:p text:style-name="P8">Incident : </text:p>
        </text:list-item>
        <text:list-item>
          <text:p text:style-name="P8">Notes : </text:p>
        </text:list-item>
        <text:list-item>
          <text:h text:style-name="P11" text:outline-level="1">Fiche de vol</text:h>
        </text:list-item>
        <text:list-item>
          <text:p text:style-name="P6">Date : </text:p>
        </text:list-item>
        <text:list-item>
          <text:p text:style-name="P6">Fusée : </text:p>
        </text:list-item>
        <text:list-item>
          <text:p text:style-name="P6">Moteur : </text:p>
        </text:list-item>
        <text:list-item>
          <text:p text:style-name="P6">Plateforme de lancement : </text:p>
        </text:list-item>
        <text:list-item>
          <text:p text:style-name="P6">Parachute : </text:p>
        </text:list-item>
        <text:list-item>
          <text:p text:style-name="P6">Succès du lancement : </text:p>
        </text:list-item>
        <text:list-item>
          <text:p text:style-name="P6">Succès du vol : </text:p>
        </text:list-item>
        <text:list-item>
          <text:p text:style-name="P6">Déploiment du parachute : </text:p>
        </text:list-item>
        <text:list-item>
          <text:p text:style-name="P6">Succès de l'atterissage :</text:p>
        </text:list-item>
        <text:list-item>
          <text:p text:style-name="P6">Fusée retrouvée : </text:p>
        </text:list-item>
        <text:list-item>
          <text:p text:style-name="P6">Hauteur du vol : </text:p>
        </text:list-item>
        <text:list-item>
          <text:p text:style-name="P6">Incident : </text:p>
        </text:list-item>
        <text:list-item>
          <text:p text:style-name="P6">Notes : </text:p>
          <text:p text:style-name="P2"/>
          <text:p text:style-name="P2"/>
        </text:list-item>
        <text:list-item>
          <text:h text:style-name="P10" text:outline-level="1"><text:s text:c="2"/>Fiche de vol</text:h>
        </text:list-item>
        <text:list-item>
          <text:p text:style-name="P8">Date : </text:p>
        </text:list-item>
        <text:list-item>
          <text:p text:style-name="P8">Fusée : </text:p>
        </text:list-item>
        <text:list-item>
          <text:p text:style-name="P8">Moteur : </text:p>
        </text:list-item>
        <text:list-item>
          <text:p text:style-name="P8">Plateforme de lancement : </text:p>
        </text:list-item>
        <text:list-item>
          <text:p text:style-name="P8">Parachute : </text:p>
        </text:list-item>
        <text:list-item>
          <text:p text:style-name="P8">Succès du lancement : </text:p>
        </text:list-item>
        <text:list-item>
          <text:p text:style-name="P8">Succès du vol : </text:p>
        </text:list-item>
        <text:list-item>
          <text:p text:style-name="P8">Déploiment du parachute : </text:p>
        </text:list-item>
        <text:list-item>
          <text:p text:style-name="P8">Succès de l'atterissage :</text:p>
        </text:list-item>
        <text:list-item>
          <text:p text:style-name="P8">Fusée retrouvée : </text:p>
        </text:list-item>
        <text:list-item>
          <text:p text:style-name="P8">Hauteur du vol : </text:p>
        </text:list-item>
        <text:list-item>
          <text:p text:style-name="P8">Incident : </text:p>
        </text:list-item>
        <text:list-item>
          <text:p text:style-name="P8">Notes : </text:p>
        </text:list-item>
        <text:list-item>
          <text:h text:style-name="P11" text:outline-level="1">Fiche de vol</text:h>
        </text:list-item>
        <text:list-item>
          <text:p text:style-name="P6">Date : </text:p>
        </text:list-item>
        <text:list-item>
          <text:p text:style-name="P6">Fusée : </text:p>
        </text:list-item>
        <text:list-item>
          <text:p text:style-name="P6">Moteur : </text:p>
        </text:list-item>
        <text:list-item>
          <text:p text:style-name="P6">Plateforme de lancement : </text:p>
        </text:list-item>
        <text:list-item>
          <text:p text:style-name="P6">Parachute : </text:p>
        </text:list-item>
        <text:list-item>
          <text:p text:style-name="P6">Succès du lancement : </text:p>
        </text:list-item>
        <text:list-item>
          <text:p text:style-name="P6">Succès du vol : </text:p>
        </text:list-item>
        <text:list-item>
          <text:p text:style-name="P6">Déploiment du parachute : </text:p>
        </text:list-item>
        <text:list-item>
          <text:p text:style-name="P6">Succès de l'atterissage :</text:p>
        </text:list-item>
        <text:list-item>
          <text:p text:style-name="P6">Fusée retrouvée : </text:p>
        </text:list-item>
        <text:list-item>
          <text:p text:style-name="P6">Hauteur du vol : </text:p>
        </text:list-item>
        <text:list-item>
          <text:p text:style-name="P6">Incident : </text:p>
        </text:list-item>
        <text:list-item>
          <text:p text:style-name="P6">Notes : </text:p>
          <text:p text:style-name="P2"/>
          <text:p text:style-name="P2"/>
        </text:list-item>
        <text:list-item>
          <text:h text:style-name="P10" text:outline-level="1"><text:s text:c="2"/>Fiche de vol</text:h>
        </text:list-item>
        <text:list-item>
          <text:p text:style-name="P8">Date : </text:p>
        </text:list-item>
        <text:list-item>
          <text:p text:style-name="P8">Fusée : </text:p>
        </text:list-item>
        <text:list-item>
          <text:p text:style-name="P8">Moteur : </text:p>
        </text:list-item>
        <text:list-item>
          <text:p text:style-name="P8">Plateforme de lancement : </text:p>
        </text:list-item>
        <text:list-item>
          <text:p text:style-name="P8">Parachute : </text:p>
        </text:list-item>
        <text:list-item>
          <text:p text:style-name="P8">Succès du lancement : </text:p>
        </text:list-item>
        <text:list-item>
          <text:p text:style-name="P8">Succès du vol : </text:p>
        </text:list-item>
        <text:list-item>
          <text:p text:style-name="P8">Déploiment du parachute : </text:p>
        </text:list-item>
        <text:list-item>
          <text:p text:style-name="P8">Succès de l'atterissage :</text:p>
        </text:list-item>
        <text:list-item>
          <text:p text:style-name="P8">Fusée retrouvée : </text:p>
        </text:list-item>
        <text:list-item>
          <text:p text:style-name="P8">Hauteur du vol : </text:p>
        </text:list-item>
        <text:list-item>
          <text:p text:style-name="P8">Incident : </text:p>
        </text:list-item>
        <text:list-item>
          <text:p text:style-name="P8">Notes :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058cm" fo:margin-bottom="1.071cm" fo:margin-left="1.028cm" fo:margin-right="1.07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9T14:40:26.433845887</dc:date>
    <dc:creator>eric </dc:creator>
    <meta:generator>LibreOffice/4.2.3.3$Linux_X86_64 LibreOffice_project/420m0$Build-3</meta:generator>
    <meta:editing-duration>PT3M15S</meta:editing-duration>
    <meta:editing-cycles>3</meta:editing-cycles>
    <meta:document-statistic meta:table-count="0" meta:image-count="0" meta:object-count="0" meta:page-count="4" meta:paragraph-count="120" meta:word-count="454" meta:character-count="1862" meta:non-whitespace-character-count="1534"/>
  </office:meta>
</office:document-meta>
</file>